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f7cb" officeooo:paragraph-rsid="0004f7cb"/>
    </style:style>
    <style:style style:name="P2" style:family="paragraph" style:parent-style-name="Standard">
      <style:paragraph-properties fo:text-align="center" style:justify-single-word="false"/>
      <style:text-properties officeooo:rsid="0004f7cb" officeooo:paragraph-rsid="0004f7cb"/>
    </style:style>
    <style:style style:name="P3" style:family="paragraph" style:parent-style-name="Standard">
      <style:text-properties officeooo:rsid="0004f7cb" officeooo:paragraph-rsid="0005291a"/>
    </style:style>
    <style:style style:name="P4" style:family="paragraph" style:parent-style-name="Standard">
      <style:text-properties officeooo:rsid="0004f7cb" officeooo:paragraph-rsid="00058143"/>
    </style:style>
    <style:style style:name="P5" style:family="paragraph" style:parent-style-name="Standard">
      <style:text-properties officeooo:rsid="0004f7cb" officeooo:paragraph-rsid="0006b96d"/>
    </style:style>
    <style:style style:name="P6" style:family="paragraph" style:parent-style-name="Standard">
      <style:text-properties officeooo:rsid="0004f7cb" officeooo:paragraph-rsid="0007564d"/>
    </style:style>
    <style:style style:name="P7" style:family="paragraph" style:parent-style-name="Standard">
      <style:text-properties officeooo:rsid="0005291a" officeooo:paragraph-rsid="0005291a"/>
    </style:style>
    <style:style style:name="P8" style:family="paragraph" style:parent-style-name="Standard">
      <style:text-properties officeooo:rsid="00058143" officeooo:paragraph-rsid="00058143"/>
    </style:style>
    <style:style style:name="P9" style:family="paragraph" style:parent-style-name="Standard">
      <style:text-properties officeooo:rsid="0007564d" officeooo:paragraph-rsid="0007564d"/>
    </style:style>
    <style:style style:name="T1" style:family="text">
      <style:text-properties officeooo:rsid="0005291a"/>
    </style:style>
    <style:style style:name="T2" style:family="text">
      <style:text-properties officeooo:rsid="00058143"/>
    </style:style>
    <style:style style:name="T3" style:family="text">
      <style:text-properties officeooo:rsid="0006b9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unter-Factual Equality of Primes</text:p>
      <text:p text:style-name="P2">by Sven Nilsen, 2020</text:p>
      <text:p text:style-name="P1"/>
      <text:p text:style-name="P1">One interesting consequence of equivalences in Sized Type Theory, is that it is possible to reason about e.g. that two primes are equivalent, even if they are not equal. This give rise to counter-factual theorem proving semantics about numbers. <text:span text:style-name="T1">Although two numbers are not equal, they can be thought of as equal because equivalences have the same proof consequences as equality.</text:span></text:p>
      <text:p text:style-name="P1"/>
      <text:p text:style-name="P1">For example, <text:span text:style-name="T1">if `3` and `5` were equal, then `6` and `10` would be equal:</text:span></text:p>
      <text:p text:style-name="P1"/>
      <text:p text:style-name="P1"><text:tab/>6 = 2 · 3</text:p>
      <text:p text:style-name="P1"><text:tab/>10 = 2 · 5</text:p>
      <text:p text:style-name="P1"/>
      <text:p text:style-name="P7">Proof:</text:p>
      <text:p text:style-name="P1"/>
      <text:p text:style-name="P1"><text:tab/>(· 2)(3 ~= 5)</text:p>
      <text:p text:style-name="P1"><text:tab/>(· 2)(3) ~= (· 2)(5)</text:p>
      <text:p text:style-name="P1"><text:tab/>6 ~= 10</text:p>
      <text:p text:style-name="P1"/>
      <text:p text:style-name="P8">For the same reason, `18` would be equal to `30`:</text:p>
      <text:p text:style-name="P1"/>
      <text:p text:style-name="P3"><text:tab/><text:span text:style-name="T1">18 = 2 </text:span>· <text:span text:style-name="T1">3 </text:span>· <text:span text:style-name="T1">3</text:span></text:p>
      <text:p text:style-name="P3"><text:tab/><text:span text:style-name="T1">30 = 2 </text:span>· <text:span text:style-name="T1">3 </text:span>· <text:span text:style-name="T1">5</text:span></text:p>
      <text:p text:style-name="P3"/>
      <text:p text:style-name="P3"><text:tab/><text:span text:style-name="T1">(</text:span>·<text:span text:style-name="T1"> 2 </text:span>· <text:span text:style-name="T1">3)(3 ~= 5)</text:span></text:p>
      <text:p text:style-name="P3"><text:tab/><text:span text:style-name="T1">(</text:span>·<text:span text:style-name="T1"> 2 </text:span>· <text:span text:style-name="T1">3)(3) ~= (</text:span>·<text:span text:style-name="T1"> 2 </text:span>· <text:span text:style-name="T1">3)(5)</text:span></text:p>
      <text:p text:style-name="P3"><text:tab/><text:span text:style-name="T1">18 ~= 30</text:span></text:p>
      <text:p text:style-name="P3"/>
      <text:p text:style-name="P9">Notice that the shared factors `<text:span text:style-name="T1">2 · 3</text:span>` is treated as a function `<text:span text:style-name="T1">(· 2 · 3)</text:span>` applied to equivalence `<text:span text:style-name="T1">3 ~= 5</text:span>`.</text:p>
      <text:p text:style-name="P3"/>
      <text:p text:style-name="P9">Now, a more complex example where there are only a single shared factor:</text:p>
      <text:p text:style-name="P4"/>
      <text:p text:style-name="P6"><text:tab/><text:span text:style-name="T1">18 = 2 </text:span>· <text:span text:style-name="T1">3 </text:span>· <text:span text:style-name="T1">3</text:span></text:p>
      <text:p text:style-name="P4"><text:tab/><text:span text:style-name="T2">50 = 2 </text:span>· <text:span text:style-name="T2">5 </text:span>· <text:span text:style-name="T2">5</text:span></text:p>
      <text:p text:style-name="P3"/>
      <text:p text:style-name="P4"><text:tab/><text:span text:style-name="T2">(</text:span>· <text:span text:style-name="T2">2)(</text:span>· <text:span text:style-name="T2">3 ~= 5)(3 ~= 5)</text:span></text:p>
      <text:p text:style-name="P4"><text:tab/><text:span text:style-name="T2">(</text:span>· <text:span text:style-name="T2">2)( (</text:span>· <text:span text:style-name="T2">3 ~= 5)(3) ~= (</text:span>· <text:span text:style-name="T2">3 ~= 5)(5) )</text:span></text:p>
      <text:p text:style-name="P5"><text:tab/><text:span text:style-name="T2">(</text:span>· <text:span text:style-name="T2">2)( ( (</text:span>· <text:span text:style-name="T3">3)(3) ~= (</text:span>· <text:span text:style-name="T3">5)(3) ) ~= ( (</text:span>· <text:span text:style-name="T3">3)(5) ~= (</text:span>· <text:span text:style-name="T3">5)(5) ) )</text:span></text:p>
      <text:p text:style-name="P5"><text:tab/><text:span text:style-name="T2">(</text:span>· <text:span text:style-name="T2">2)( ( 9 ~= 15 ) ~= ( 15 ~= 25 ) )</text:span></text:p>
      <text:p text:style-name="P5"><text:tab/><text:span text:style-name="T2">(</text:span>· <text:span text:style-name="T2">2)( 9 ~= 15 ) ~= (</text:span>· <text:span text:style-name="T2">2)( 15 ~= 25 )</text:span></text:p>
      <text:p text:style-name="P5"><text:tab/><text:span text:style-name="T2">( (</text:span>· <text:span text:style-name="T2">2)(9) ~= (</text:span>· <text:span text:style-name="T2">2)(15) ) ~= ( (</text:span>· <text:span text:style-name="T2">2)(15) ~= (</text:span>· <text:span text:style-name="T2">2)(25) )</text:span></text:p>
      <text:p text:style-name="P5"><text:tab/><text:span text:style-name="T2">( 18 ~= 30 ) ~= ( 30 ~= 50 )</text:span></text:p>
      <text:p text:style-name="P5"/>
      <text:p text:style-name="P9">The proof that `18` would be equal to `50` holds over a “surface” of equivalences, which is an equivalence between two equivalences. In this “surface”, the numbers `18` and `50` are connected and therefore they would be equal if `3` and `5` were eq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20:11:03.009018000</meta:creation-date>
    <dc:date>2020-03-11T21:03:43.950002000</dc:date>
    <meta:editing-duration>PT10M9S</meta:editing-duration>
    <meta:editing-cycles>1</meta:editing-cycles>
    <meta:document-statistic meta:table-count="0" meta:image-count="0" meta:object-count="0" meta:page-count="1" meta:paragraph-count="28" meta:word-count="333" meta:character-count="1459" meta:non-whitespace-character-count="1135"/>
    <meta:generator>LibreOffice/5.1.2.2$MacOSX_X86_64 LibreOffice_project/d3bf12ecb743fc0d20e0be0c58ca359301eb705f</meta:generator>
  </office:meta>
</office:document-meta>
</file>